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266cm" style:rel-column-width="31863*"/>
    </style:style>
    <style:style style:name="Tabella5.B" style:family="table-column">
      <style:table-column-properties style:column-width="8.735cm" style:rel-column-width="33672*"/>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text-properties style:font-name="Arial" fo:font-size="10.5pt" style:font-size-asian="10.5pt" style:font-size-complex="10.5pt"/>
    </style:style>
    <style:style style:name="P13" style:family="paragraph" style:parent-style-name="Standard">
      <style:paragraph-properties fo:text-align="center" style:justify-single-word="false"/>
      <style:text-properties style:font-name="Arial" fo:font-size="10.5pt" style:font-size-asian="10.5pt" style:font-size-complex="10.5pt"/>
    </style:style>
    <style:style style:name="P14"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style:text-underline-style="none" fo:font-weight="normal" fo:background-color="#66ffff" style:font-size-asian="11pt" style:font-weight-asian="normal" style:font-size-complex="11pt" style:font-weight-complex="normal"/>
    </style:style>
    <style:style style:name="P18" style:family="paragraph" style:parent-style-name="Standard">
      <style:paragraph-properties fo:text-align="center" style:justify-single-word="false" style:snap-to-layout-grid="false"/>
      <style:text-properties style:font-name="Arial" fo:font-size="11pt" style:text-underline-style="none" fo:font-weight="normal" fo:background-color="#ffff00"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Arial" fo:font-size="11pt" style:text-underline-style="none" fo:font-weight="normal" fo:background-color="#00ffff"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font-name="Arial" fo:font-size="11pt" fo:font-style="italic" style:text-underline-style="none" fo:font-weight="normal" fo:background-color="#66ffff"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Normale">
      <style:text-properties style:font-name="Arial"/>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9" style:family="paragraph" style:parent-style-name="Normale">
      <style:paragraph-properties>
        <style:tab-stops>
          <style:tab-stop style:position="-2.501cm" style:type="right"/>
        </style:tab-stops>
      </style:paragraph-properties>
      <style:text-properties style:font-name="Arial" fo:font-size="11pt" fo:language="it" fo:country="IT" fo:font-weight="bold" fo:background-color="#ffff00" style:font-size-asian="11pt" style:font-weight-asian="bold" style:font-name-complex="Times New Roman" style:font-size-complex="11pt" style:font-weight-complex="bold"/>
    </style:style>
    <style:style style:name="P30" style:family="paragraph" style:parent-style-name="Normale">
      <style:text-properties style:font-name="Arial" fo:font-size="11pt" style:font-size-asian="11pt" style:font-size-complex="11pt"/>
    </style:style>
    <style:style style:name="P31" style:family="paragraph" style:parent-style-name="Normale">
      <style:paragraph-properties fo:text-align="end" style:justify-single-word="false"/>
      <style:text-properties style:font-name="Arial" fo:font-size="11pt" style:font-size-asian="11pt" style:font-size-complex="11pt"/>
    </style:style>
    <style:style style:name="P32"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3" style:family="paragraph" style:parent-style-name="Normale">
      <style:paragraph-properties>
        <style:tab-stops>
          <style:tab-stop style:position="-2.501cm" style:type="right"/>
        </style:tab-stops>
      </style:paragraph-properties>
      <style:text-properties style:font-name="Arial" fo:font-size="10.5pt" fo:language="it" fo:country="IT" fo:font-weight="bold" fo:background-color="#ffff00" style:font-size-asian="10.5pt" style:font-weight-asian="bold" style:font-name-complex="Times New Roman" style:font-size-complex="10.5pt"/>
    </style:style>
    <style:style style:name="P34" style:family="paragraph" style:parent-style-name="Normale">
      <style:text-properties style:font-name="Arial" fo:font-size="10.5pt" style:font-size-asian="10.5pt" style:font-size-complex="10.5pt"/>
    </style:style>
    <style:style style:name="P35" style:family="paragraph" style:parent-style-name="Normale">
      <style:paragraph-properties fo:text-align="start" style:justify-single-word="false"/>
      <style:text-properties style:font-name="Arial"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style:font-size-asian="10.5pt" style:font-size-complex="10.5pt" fo:hyphenate="false" fo:hyphenation-remain-char-count="2" fo:hyphenation-push-char-count="2"/>
    </style:style>
    <style:style style:name="P41" style:family="paragraph" style:parent-style-name="Standard" style:master-page-name="">
      <style:paragraph-properties style:page-number="auto" fo:background-color="transparent">
        <style:tab-stops/>
        <style:background-image/>
      </style:paragraph-properties>
    </style:style>
    <style:style style:name="P42" style:family="paragraph" style:parent-style-name="Standard">
      <style:paragraph-properties fo:background-color="transparent">
        <style:tab-stops/>
        <style:background-image/>
      </style:paragraph-properties>
    </style:style>
    <style:style style:name="P4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4"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45"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46"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7" style:family="paragraph" style:parent-style-name="Normale">
      <style:paragraph-properties fo:margin-left="0cm" fo:margin-right="0.501cm" fo:text-align="justify" style:justify-single-word="false" fo:text-indent="0cm" style:auto-text-indent="false">
        <style:tab-stops/>
      </style:paragraph-properties>
      <style:text-properties style:font-name="Arial" fo:font-size="11pt" style:font-size-asian="11pt" style:font-size-complex="11pt"/>
    </style:style>
    <style:style style:name="P48" style:family="paragraph" style:parent-style-name="Normale">
      <style:paragraph-properties fo:margin-left="0.501cm" fo:margin-right="0.501cm" fo:text-align="justify" style:justify-single-word="false" fo:text-indent="0cm" style:auto-text-indent="false">
        <style:tab-stops/>
      </style:paragraph-properties>
      <style:text-properties style:font-name="Arial" fo:font-size="11pt" style:font-size-asian="11pt" style:font-size-complex="11pt"/>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style:font-name="Times New Roman" fo:font-size="10.5pt" style:font-size-asian="10.5pt" style:font-size-complex="10.5pt"/>
    </style:style>
    <style:style style:name="P51"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2" style:family="paragraph" style:parent-style-name="Text_20_body">
      <style:paragraph-properties fo:text-align="center" style:justify-single-word="false"/>
      <style:text-properties style:font-name="Arial" fo:font-size="7pt" style:font-size-asian="7pt" style:font-size-complex="7pt"/>
    </style:style>
    <style:style style:name="P5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54" style:family="paragraph" style:parent-style-name="Standard">
      <style:paragraph-properties>
        <style:tab-stops>
          <style:tab-stop style:position="7.999cm"/>
        </style:tab-stops>
      </style:paragraph-properties>
      <style:text-properties style:font-name="Arial" fo:font-size="10pt" fo:font-weight="normal" style:font-size-asian="10pt" style:font-weight-asian="normal" style:font-size-complex="10pt" style:font-weight-complex="normal"/>
    </style:style>
    <style:style style:name="P55" style:family="paragraph" style:parent-style-name="Normale">
      <style:text-properties style:font-name="Arial" fo:font-size="11pt" fo:font-style="normal" style:text-underline-style="none" fo:font-weight="normal" fo:background-color="#9966cc" style:font-size-asian="11pt" style:language-asian="zxx" style:country-asian="none" style:font-style-asian="normal" style:font-weight-asian="normal" style:font-size-complex="11pt" style:font-style-complex="normal" style:font-weight-complex="normal"/>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background-color="#66ffff"/>
    </style:style>
    <style:style style:name="T7" style:family="text">
      <style:text-properties style:font-name="Arial"/>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style:font-size-asian="11pt" style:font-size-complex="11pt"/>
    </style:style>
    <style:style style:name="T11" style:family="text">
      <style:text-properties style:font-name="Arial" fo:font-size="11pt" style:font-size-asian="11pt" style:font-size-complex="11pt" style:font-weight-complex="bold"/>
    </style:style>
    <style:style style:name="T12" style:family="text">
      <style:text-properties style:font-name="Arial" fo:font-size="11pt" fo:background-color="transparent" style:font-size-asian="11pt" style:font-size-complex="11pt"/>
    </style:style>
    <style:style style:name="T13" style:family="text">
      <style:text-properties style:font-name="Arial" fo:letter-spacing="-0.005cm" fo:font-style="normal" style:font-style-asian="normal" style:font-style-complex="normal" style:font-weight-complex="normal"/>
    </style:style>
    <style:style style:name="T14" style:family="text">
      <style:text-properties style:font-name="Arial" fo:background-color="transparent"/>
    </style:style>
    <style:style style:name="T15" style:family="text">
      <style:text-properties style:font-name="Arial" fo:font-size="10.5pt" fo:font-weight="bold" style:font-size-asian="10.5pt" style:font-weight-asian="bold" style:font-size-complex="10.5pt" style:font-weight-complex="bold"/>
    </style:style>
    <style:style style:name="T16" style:family="text">
      <style:text-properties style:font-name="Arial" fo:font-size="10.5pt" style:font-size-asian="10.5pt" style:font-size-complex="10.5pt"/>
    </style:style>
    <style:style style:name="T17" style:family="text">
      <style:text-properties style:font-name="Arial" fo:font-size="10.5pt" fo:background-color="#ffff00" style:font-size-asian="10.5pt" style:font-size-complex="10.5pt"/>
    </style:style>
    <style:style style:name="T18" style:family="text">
      <style:text-properties style:font-name="Arial" style:font-weight-complex="bold"/>
    </style:style>
    <style:style style:name="T19" style:family="text">
      <style:text-properties fo:font-size="9pt" style:text-underline-style="none" fo:background-color="#ffff00" style:font-size-asian="9pt" style:font-size-complex="9pt"/>
    </style:style>
    <style:style style:name="T20" style:family="text">
      <style:text-properties fo:font-variant="normal" fo:text-transform="none" style:use-window-font-color="true" style:text-line-through-style="none" style:font-name="Arial" fo:font-size="11pt" fo:letter-spacing="normal" fo:font-style="normal" style:text-underline-style="none" style:text-blinking="false" style:font-size-asian="11pt" style:font-size-complex="11pt" style:font-weight-complex="bold"/>
    </style:style>
    <style:style style:name="T21" style:family="text">
      <style:text-properties fo:font-variant="normal" fo:text-transform="none" style:use-window-font-color="true" style:text-line-through-style="none" style:font-name="Arial" fo:letter-spacing="normal" fo:font-style="normal" style:text-underline-style="none" style:text-blinking="false" style:font-weight-complex="bold"/>
    </style:style>
    <style:style style:name="T22" style:family="text">
      <style:text-properties fo:background-color="#ffff00"/>
    </style:style>
    <style:style style:name="T23" style:family="text">
      <style:text-properties style:font-name="Arial" fo:font-size="9pt" style:text-underline-style="none" fo:background-color="#ffff00" style:font-size-asian="9pt" style:font-size-complex="9pt"/>
    </style:style>
    <style:style style:name="T24" style:family="text">
      <style:text-properties style:font-name="Arial" style:text-underline-style="none" fo:background-color="#ffff00"/>
    </style:style>
    <style:style style:name="T25" style:family="text">
      <style:text-properties style:font-name="Arial" fo:font-size="10pt" style:text-underline-style="none" fo:background-color="#ffff00"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54">Prot. interno</text:p>
          </table:table-cell>
          <table:table-cell table:style-name="Tabella1.A1" office:value-type="string">
            <text:p text:style-name="P10"><text:span text:style-name="Car._20_predefinito_20_paragrafo"><text:span text:style-name="T25"/></text:span></text:p>
          </table:table-cell>
        </table:table-row>
      </table:table>
      <text:p text:style-name="Text_20_body"><text:span text:style-name="Car._20_predefinito_20_paragrafo"><text:span text:style-name="T9"/></text:span></text:p>
      <text:p text:style-name="P49"><text:span text:style-name="Car._20_predefinito_20_paragrafo"><text:span text:style-name="T9">CLASSIFICAZIONE ${documentRoot.protocollo.CLASS_COD_DEFINITIVO} - ${documentRoot.protocollo.FASCICOLO_ANNO_DEFINITIVO}/${documentRoot.protocollo.FASCICOLO_NUMERO_DEFINITIVO} </text:span></text:span></text:p>
      <text:p text:style-name="P50"><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5">Rif. </text:span></text:span><text:span text:style-name="Car._20_predefinito_20_paragrafo"><text:span text:style-name="T16">pratica <text:s/>[numero] - </text:span></text:span><text:span text:style-name="Car._20_predefinito_20_paragrafo"><text:span text:style-name="T17">sigla</text:span></text:span></text:p>
            <text:p text:style-name="Normale"><text:span text:style-name="Car._20_predefinito_20_paragrafo"><text:span text:style-name="T10"><text:s/></text:span></text:span></text:p>
            <text:p text:style-name="P26"/>
          </table:table-cell>
          <table:table-cell table:style-name="Tabella6.A1" office:value-type="string">
            <text:p text:style-name="P31"/>
          </table:table-cell>
          <table:table-cell table:style-name="Tabella6.A1" office:value-type="string">
            <text:p text:style-name="P46"><text:span text:style-name="Car._20_predefinito_20_paragrafo"><text:span text:style-name="T18">Al Settore <text:s/>5 <text:s/>Lavori Pubblici ed Ambiente</text:span></text:span></text:p>
            <text:p text:style-name="P28"/>
          </table:table-cell>
        </table:table-row>
        <table:table-row>
          <table:table-cell table:style-name="Tabella6.A1" office:value-type="string">
            <text:p text:style-name="P30">Allegati: <text:span text:style-name="T22">….. inserire il nome degli allegati che saranno da inserire anche in sfera oppure</text:span></text:p>
            <text:p text:style-name="P55">segue trasmissione degli elaborati cartacei</text:p>
          </table:table-cell>
          <table:table-cell table:style-name="Tabella6.A1" office:value-type="string">
            <text:p text:style-name="P31"/>
          </table:table-cell>
          <table:table-cell table:style-name="Tabella6.A1" office:value-type="string">
            <text:p text:style-name="P32"><text:span text:style-name="Car._20_predefinito_20_paragrafo"><text:span text:style-name="T18">Al Settore 6 Corpo di Polizia Municipale</text:span></text:span></text:p>
            <text:p text:style-name="P36"><text:span text:style-name="Car._20_predefinito_20_paragrafo"><text:span text:style-name="T11"/></text:span></text:p>
          </table:table-cell>
        </table:table-row>
        <table:table-row>
          <table:table-cell table:style-name="Tabella6.A1" office:value-type="string">
            <text:p text:style-name="P30"/>
          </table:table-cell>
          <table:table-cell table:style-name="Tabella6.A1" office:value-type="string">
            <text:p text:style-name="P31"/>
          </table:table-cell>
          <table:table-cell table:style-name="Tabella6.A1" office:value-type="string">
            <text:p text:style-name="P36"><text:span text:style-name="Car._20_predefinito_20_paragrafo"><text:span text:style-name="T21">Al Settore 1 Gestione Risorse Finanziare- Economato</text:span></text:span></text:p>
            <text:p text:style-name="P36"><text:span text:style-name="Car._20_predefinito_20_paragrafo"><text:span text:style-name="T20"/></text:span></text:p>
          </table:table-cell>
        </table:table-row>
        <table:table-row>
          <table:table-cell table:style-name="Tabella6.A1" office:value-type="string">
            <text:p text:style-name="P30"/>
          </table:table-cell>
          <table:table-cell table:style-name="Tabella6.A1" office:value-type="string">
            <text:p text:style-name="P31"/>
          </table:table-cell>
          <table:table-cell table:style-name="Tabella6.A1" office:value-type="string">
            <text:p text:style-name="P32"><text:span text:style-name="Car._20_predefinito_20_paragrafo"><text:span text:style-name="T18">Al Settore 2 Affari Generali, Risorse Umane e Servizi Demografici</text:span></text:span></text:p>
            <text:p text:style-name="P36"><text:span text:style-name="Car._20_predefinito_20_paragrafo"><text:span text:style-name="T11"/></text:span></text:p>
          </table:table-cell>
        </table:table-row>
        <table:table-row>
          <table:table-cell table:style-name="Tabella6.A1" office:value-type="string">
            <text:p text:style-name="P30"/>
          </table:table-cell>
          <table:table-cell table:style-name="Tabella6.A1" office:value-type="string">
            <text:p text:style-name="P31"/>
          </table:table-cell>
          <table:table-cell table:style-name="Tabella6.A1" office:value-type="string">
            <text:p text:style-name="P32"><text:span text:style-name="Car._20_predefinito_20_paragrafo"><text:span text:style-name="T7">Al Settore 3 Cultura, Turismo ed Attività Produttive</text:span></text:span></text:p>
          </table:table-cell>
        </table:table-row>
        <table:table-row>
          <table:table-cell table:style-name="Tabella6.A1" office:value-type="string">
            <text:p text:style-name="P30"/>
          </table:table-cell>
          <table:table-cell table:style-name="Tabella6.A1" office:value-type="string">
            <text:p text:style-name="P31"/>
          </table:table-cell>
          <table:table-cell table:style-name="Tabella6.A1" office:value-type="string">
            <text:p text:style-name="P29"/>
          </table:table-cell>
        </table:table-row>
        <table:table-row>
          <table:table-cell table:style-name="Tabella6.A1" office:value-type="string">
            <text:p text:style-name="P30"/>
          </table:table-cell>
          <table:table-cell table:style-name="Tabella6.A1" office:value-type="string">
            <text:p text:style-name="P31"/>
          </table:table-cell>
          <table:table-cell table:style-name="Tabella6.A1" office:value-type="string">
            <text:p text:style-name="P33"><text:span text:style-name="Car._20_predefinito_20_paragrafo"><text:span text:style-name="T14">Al Settore 7 Attività Sociali ed Educative</text:span></text:span></text:p>
          </table:table-cell>
        </table:table-row>
      </table:table>
      <text:p text:style-name="P35"/>
      <text:p text:style-name="P34"/>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39"><text:span text:style-name="Car._20_predefinito_20_paragrafo"><text:span text:style-name="T13">${documentRoot.protocollo.OGGETTO_PROTOCOLLO_DEFINITIVO} </text:span></text:span></text:p>
          </table:table-cell>
        </table:table-row>
      </table:table>
      <text:p text:style-name="P40"/>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1"><text:span text:style-name="Car._20_predefinito_20_paragrafo"><text:span text:style-name="T12">Richiesta del parere di competenza relativamente al progetto allegato alla [tipo_pratica] ai sensi del D.P.R. 380/01 e s.m.i. <text:s/>presentata in data [data_presentazione] e recepita agli atti al prot. n° [protocollo] del [data_protocollo] relativa a [oggetto] presso [ubicazione]. - </text:span></text:span></text:p>
          </table:table-cell>
        </table:table-row>
      </table:table>
      <text:p text:style-name="P16"/>
      <text:p text:style-name="P20"><text:span text:style-name="T4"><text:tab/></text:span><text:span text:style-name="T4">Si richiede il parere di competenza in merito al progetto indicato in oggetto </text:span><text:span text:style-name="T6">trasmesso in allegato.</text:span></text:p>
      <text:p text:style-name="P21">oppure</text:p>
      <text:p text:style-name="P17"><text:tab/>Segue l'inoltro degli elaborati progettuali cartacei.</text:p>
      <text:p text:style-name="P21">oppure</text:p>
      <text:p text:style-name="P17">Gli allegati progettuali sono stati già inviati a codesto Settore/Settori in indirizzo tramite mail in data............ </text:p>
      <text:p text:style-name="P21">oppure</text:p>
      <text:p text:style-name="P17"><text:soft-page-break/><text:tab/>Gli allegati progettuali <text:s/>sono consultabili tramite PRATICAWEB</text:p>
      <text:p text:style-name="P48"/>
      <text:p text:style-name="P47"><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43"/>
      <text:p text:style-name="P16"><text:tab/>Distinti saluti.</text:p>
      <text:p text:style-name="P16"><text:tab/></text:p>
      <text:p text:style-name="P4"><text:tab/></text:p>
      <text:p text:style-name="P44"/>
      <table:table table:name="Tabella5" table:style-name="Tabella5">
        <table:table-column table:style-name="Tabella5.A"/>
        <table:table-column table:style-name="Tabella5.B"/>
        <table:table-row table:style-name="Tabella5.1">
          <table:table-cell table:style-name="Tabella5.A1" office:value-type="string">
            <text:p text:style-name="P13"/>
          </table:table-cell>
          <table:table-cell table:style-name="Tabella5.A1" office:value-type="string">
            <text:p text:style-name="P18">Il responsabile del Servizio Edilizia Privata</text:p>
            <text:p text:style-name="P19">Il Dirigente</text:p>
          </table:table-cell>
        </table:table-row>
        <table:table-row table:style-name="Tabella5.1">
          <table:table-cell table:style-name="Tabella5.A1" office:value-type="string">
            <text:p text:style-name="P14"/>
          </table:table-cell>
          <table:table-cell table:style-name="Tabella5.A1" office:value-type="string">
            <text:p text:style-name="P25">${documentRoot.protocollo.DIRIGENTE_DEFINITIVO} </text:p>
            <text:p text:style-name="P5">(Sottoscritto digitalmente ai sensi</text:p>
            <text:p text:style-name="P5">dell'art. 21 D.Lgs n. 82/2005 e s.m.i.)</text:p>
            <text:p text:style-name="P13"/>
          </table:table-cell>
        </table:table-row>
      </table:table>
      <text:p text:style-name="P22">REFERENTI PER LA PRATICA:</text:p>
      <text:p text:style-name="P23">Istruttore della pratica: <text:span text:style-name="T5"><text:s/>[istruttore_tecnico]</text:span> (0198310 <text:s text:c="8"/>)</text:p>
      <text:p text:style-name="P23">Responsabile del Servizio Edilizia Privata Arch. Luca Spada </text:p>
      <text:p text:style-name="P3"><text:span text:style-name="Car._20_predefinito_20_paragrafo"><text:span text:style-name="T3">Responsabile dell'U.O. Edilizia certificata Arch. Caterina Curti</text:span></text:span></text:p>
      <text:p text:style-name="P51"/>
      <text:p text:style-name="P51"/>
      <text:p text:style-name="P52"/>
      <text:p text:style-name="P45"/>
      <text:p text:style-name="P45"/>
      <text:p text:style-name="P45"/>
      <text:p text:style-name="P4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2-04T12:25:36.08</dc:date>
    <meta:print-date>2013-02-20T09:35:00</meta:print-date>
    <meta:editing-cycles>51</meta:editing-cycles>
    <meta:editing-duration>PT4H33M27S</meta:editing-duration>
    <meta:generator>OpenOffice/4.1.0$Win32 OpenOffice.org_project/410m18$Build-9764</meta:generator>
    <meta:document-statistic meta:table-count="6" meta:image-count="1" meta:object-count="0" meta:page-count="2" meta:paragraph-count="50" meta:word-count="316" meta:character-count="2606"/>
  </office:meta>
</office:document-meta>
</file>